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leo" svg:font-family="Ale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1.802cm" table:align="margins" style:shadow="none"/>
    </style:style>
    <style:style style:name="Table1.A" style:family="table-column">
      <style:table-column-properties style:column-width="5.9cm" style:rel-column-width="32767*"/>
    </style:style>
    <style:style style:name="Table1.B" style:family="table-column">
      <style:table-column-properties style:column-width="5.902cm" style:rel-column-width="32768*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text-properties style:font-name="Aleo" officeooo:rsid="00039023" officeooo:paragraph-rsid="00039023"/>
    </style:style>
    <style:style style:name="P2" style:family="paragraph" style:parent-style-name="Standard">
      <style:text-properties style:font-name="Aleo" officeooo:rsid="00039023" officeooo:paragraph-rsid="000651ab"/>
    </style:style>
    <style:style style:name="P3" style:family="paragraph" style:parent-style-name="Standard">
      <style:text-properties style:font-name="Aleo" officeooo:rsid="000651ab" officeooo:paragraph-rsid="000651ab"/>
    </style:style>
    <style:style style:name="P4" style:family="paragraph" style:parent-style-name="Table_20_Contents">
      <style:text-properties style:font-name="Aleo" officeooo:rsid="000651ab" officeooo:paragraph-rsid="000651ab"/>
    </style:style>
    <style:style style:name="T1" style:family="text">
      <style:text-properties officeooo:rsid="0004cbef"/>
    </style:style>
    <style:style style:name="T2" style:family="text">
      <style:text-properties officeooo:rsid="000651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tle: A Dhammapada for Contemplation</text:p>
      <text:p text:style-name="P1">Author: Ajahn Munindo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Page size</text:p>
          </table:table-cell>
          <table:table-cell table:style-name="Table1.A1" office:value-type="string">
            <text:p text:style-name="P2">155mm x 96mm</text:p>
          </table:table-cell>
        </table:table-row>
        <table:table-row>
          <table:table-cell table:style-name="Table1.A1" office:value-type="string">
            <text:p text:style-name="P2">Page count</text:p>
          </table:table-cell>
          <table:table-cell table:style-name="Table1.A1" office:value-type="string">
            <text:p text:style-name="P4">180</text:p>
          </table:table-cell>
        </table:table-row>
        <table:table-row>
          <table:table-cell table:style-name="Table1.A1" office:value-type="string">
            <text:p text:style-name="P4">Binding</text:p>
          </table:table-cell>
          <table:table-cell table:style-name="Table1.A1" office:value-type="string">
            <text:p text:style-name="P4">Perfect</text:p>
          </table:table-cell>
        </table:table-row>
        <table:table-row>
          <table:table-cell table:style-name="Table1.A1" office:value-type="string">
            <text:p text:style-name="P4">Paper material</text:p>
          </table:table-cell>
          <table:table-cell table:style-name="Table1.A1" office:value-type="string">
            <text:p text:style-name="P4">70 gsm cream woodfree</text:p>
          </table:table-cell>
        </table:table-row>
        <table:table-row>
          <table:table-cell table:style-name="Table1.A1" office:value-type="string">
            <text:p text:style-name="P4">Cover finish</text:p>
          </table:table-cell>
          <table:table-cell table:style-name="Table1.A1" office:value-type="string">
            <text:p text:style-name="P4">Matt lamination</text:p>
          </table:table-cell>
        </table:table-row>
      </table:table>
      <text:p text:style-name="P1"/>
      <text:p text:style-name="P1"><text:span text:style-name="T2">On the cover PDF</text:span>, the spine was calculated as 10.<text:span text:style-name="T1">54</text:span>mm</text:p>
      <text:p text:style-name="P1">(<text:span text:style-name="T1">180</text:span> pages / 2) * 0.106 + 1mm = 10.<text:span text:style-name="T1">54</text:span>mm</text:p>
      <text:p text:style-name="P1"/>
      <text:p text:style-name="P1">Cover pieces are supplied for adjusting the spine width if necessary.</text:p>
      <text:p text:style-name="P1"/>
      <text:p text:style-name="P3">Please contact if there are any issues:</text:p>
      <text:p text:style-name="P3"/>
      <text:p text:style-name="P3">Ajahn Munindo &lt;<text:a xlink:type="simple" xlink:href="mailto:ajahnmunindo@ratanagiri.org" text:style-name="Internet_20_link" text:visited-style-name="Visited_20_Internet_20_Link">ajahnmunindo@ratanagiri.org</text:a>&gt;</text:p>
      <text:p text:style-name="P3">Gambhiro Bhikkhu &lt;<text:a xlink:type="simple" xlink:href="mailto:gambhiro.bhikkhu.85@gmail.com" text:style-name="Internet_20_link" text:visited-style-name="Visited_20_Internet_20_Link">gambhiro.bhikkhu.85@gmail.com</text:a>&gt;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leo" svg:font-family="Ale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0T14:27:29.719448411</meta:creation-date>
    <dc:date>2015-11-27T08:46:31.834521967</dc:date>
    <meta:editing-duration>PT18M35S</meta:editing-duration>
    <meta:editing-cycles>4</meta:editing-cycles>
    <meta:generator>LibreOffice/4.4.2.2$Linux_X86_64 LibreOffice_project/40m0$Build-2</meta:generator>
    <meta:document-statistic meta:table-count="1" meta:image-count="0" meta:object-count="0" meta:page-count="1" meta:paragraph-count="18" meta:word-count="72" meta:character-count="459" meta:non-whitespace-character-count="405"/>
  </office:meta>
</office:document-meta>
</file>